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NGLADESH - CHITTAGONG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HINA - XIAM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YANMAR - YANG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KISTAN - KARAC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ETNAM - HAI PHO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ETNAM - HO CHI MINH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Sheet1.A1:Sheet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4:15:46.719864914</meta:creation-date>
    <dc:date>2018-06-23T10:51:21.920967343</dc:date>
    <meta:editing-duration>PT6H25M25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